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Arial" svg:font-family="Arial" style:font-family-generic="roman"/>
    <style:font-face style:name="Liberation Serif1" svg:font-family="'Liberation Serif'" style:font-family-generic="roman"/>
    <style:font-face style:name="Tahoma" svg:font-family="Tahoma" style:font-family-generic="roman"/>
    <style:font-face style:name="Times New Roman" svg:font-family="'Times New Roman'" style:font-family-generic="roman"/>
    <style:font-face style:name="Arial1" svg:font-family="Arial" style:font-family-generic="system"/>
    <style:font-face style:name="Tahoma1" svg:font-family="Tahoma" style:font-family-generic="system"/>
    <style:font-face style:name="Times New Roman1" svg:font-family="'Times New Roman'" style:font-family-generic="system"/>
    <style:font-face style:name="Courier New" svg:font-family="'Courier New'" style:font-family-generic="modern" style:font-pitch="fixed"/>
    <style:font-face style:name="Wingdings" svg:font-family="Wingding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vertical-align="auto"/>
      <style:text-properties style:font-name="Arial" fo:font-size="12pt" fo:language="de" fo:country="DE" style:font-size-asian="12pt" style:language-asian="de" style:country-asian="DE" style:font-name-complex="Arial1" style:font-size-complex="12pt" style:language-complex="ar" style:country-complex="SA"/>
    </style:style>
    <style:style style:name="P2" style:family="paragraph" style:parent-style-name="Standard">
      <style:paragraph-properties fo:margin-left="0cm" fo:margin-right="0cm" fo:text-align="start" style:justify-single-word="false" fo:orphans="2" fo:widows="2" fo:text-indent="0cm" style:auto-text-indent="false" style:vertical-align="auto"/>
      <style:text-properties style:font-name="Arial" fo:font-size="12pt" fo:language="de" fo:country="DE" style:font-size-asian="12pt" style:language-asian="de" style:country-asian="DE" style:font-name-complex="Times New Roman1" style:font-size-complex="12pt" style:language-complex="ar" style:country-complex="SA"/>
    </style:style>
    <style:style style:name="P3" style:family="paragraph" style:parent-style-name="Standard">
      <style:paragraph-properties fo:margin-left="0cm" fo:margin-right="0cm" fo:text-align="start" style:justify-single-word="false" fo:orphans="2" fo:widows="2" fo:text-indent="0cm" style:auto-text-indent="false" style:vertical-align="auto"/>
    </style:style>
    <style:style style:name="P4"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 fo:font-size="12pt" fo:language="de" fo:country="DE" style:font-size-asian="12pt" style:language-asian="de" style:country-asian="DE" style:font-name-complex="Times New Roman1" style:font-size-complex="12pt" style:language-complex="ar" style:country-complex="SA"/>
    </style:style>
    <style:style style:name="P5"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 fo:font-size="12pt" fo:language="de" fo:country="DE" officeooo:rsid="000623a9" officeooo:paragraph-rsid="000623a9" style:font-size-asian="12pt" style:language-asian="de" style:country-asian="DE" style:font-name-complex="Times New Roman1" style:font-size-complex="12pt" style:language-complex="ar" style:country-complex="SA"/>
    </style:style>
    <style:style style:name="P6" style:family="paragraph" style:parent-style-name="Standard" style:master-page-name="Standard">
      <style:paragraph-properties fo:margin-left="0cm" fo:margin-right="0cm" fo:text-align="start" style:justify-single-word="false" fo:orphans="2" fo:widows="2" fo:text-indent="0cm" style:auto-text-indent="false" style:page-number="auto" style:vertical-align="auto"/>
      <style:text-properties style:font-name="Arial" fo:font-size="12pt" fo:language="de" fo:country="DE" style:font-size-asian="12pt" style:language-asian="de" style:country-asian="DE" style:font-name-complex="Arial1" style:font-size-complex="12pt" style:language-complex="ar" style:country-complex="SA"/>
    </style:style>
    <style:style style:name="P7" style:family="paragraph" style:parent-style-name="Standard" style:list-style-name="WWNum2">
      <style:paragraph-properties fo:margin-left="1.879cm" fo:margin-right="0cm" fo:text-align="start" style:justify-single-word="false" fo:orphans="2" fo:widows="2" fo:text-indent="-0.635cm" style:auto-text-indent="false" style:vertical-align="auto">
        <style:tab-stops>
          <style:tab-stop style:position="1.879cm"/>
        </style:tab-stops>
      </style:paragraph-properties>
    </style:style>
    <style:style style:name="P8" style:family="paragraph" style:parent-style-name="Standard" style:list-style-name="WWNum2">
      <style:paragraph-properties fo:margin-left="1.879cm" fo:margin-right="0cm" fo:text-align="start" style:justify-single-word="false" fo:orphans="2" fo:widows="2" fo:text-indent="-0.635cm" style:auto-text-indent="false" style:vertical-align="auto">
        <style:tab-stops>
          <style:tab-stop style:position="1.879cm"/>
        </style:tab-stops>
      </style:paragraph-properties>
      <style:text-properties style:font-name="Arial" fo:font-size="12pt" fo:language="de" fo:country="DE" style:font-size-asian="12pt" style:language-asian="de" style:country-asian="DE" style:font-name-complex="Arial1" style:font-size-complex="12pt" style:language-complex="ar" style:country-complex="SA"/>
    </style:style>
    <style:style style:name="T1" style:family="text">
      <style:text-properties style:font-name="Times New Roman" fo:font-size="12pt" fo:language="de" fo:country="DE" style:font-size-asian="12pt" style:language-asian="de" style:country-asian="DE" style:font-name-complex="Times New Roman1" style:font-size-complex="12pt" style:language-complex="ar" style:country-complex="SA"/>
    </style:style>
    <style:style style:name="T2" style:family="text">
      <style:text-properties style:font-name="Arial" fo:font-size="12pt" fo:language="de" fo:country="DE" style:font-size-asian="12pt" style:language-asian="de" style:country-asian="DE" style:font-name-complex="Arial1" style:font-size-complex="12pt" style:language-complex="ar" style:country-complex="SA"/>
    </style:style>
    <style:style style:name="T3" style:family="text">
      <style:text-properties style:font-name="Arial" fo:font-size="12pt" fo:language="de" fo:country="DE" style:font-size-asian="12pt" style:language-asian="de" style:country-asian="DE" style:font-name-complex="Times New Roman1" style:font-size-complex="12pt" style:language-complex="ar" style:country-complex="SA"/>
    </style:style>
    <style:style style:name="T4" style:family="text">
      <style:text-properties style:font-name="Arial" fo:font-size="12pt" fo:language="de" fo:country="DE" fo:font-style="italic" fo:font-weight="bold" style:font-size-asian="12pt" style:language-asian="de" style:country-asian="DE" style:font-style-asian="italic" style:font-weight-asian="bold" style:font-name-complex="Times New Roman1" style:font-size-complex="12pt" style:language-complex="ar" style:country-complex="SA"/>
    </style:style>
    <style:style style:name="T5" style:family="text">
      <style:text-properties style:font-name="Arial" fo:font-size="12pt" fo:language="de" fo:country="DE" fo:font-style="italic" fo:font-weight="bold" officeooo:rsid="000623a9" style:font-size-asian="12pt" style:language-asian="de" style:country-asian="DE" style:font-style-asian="italic" style:font-weight-asian="bold" style:font-name-complex="Times New Roman1" style:font-size-complex="12pt" style:language-complex="ar" style:country-complex="SA"/>
    </style:style>
    <style:style style:name="T6" style:family="text">
      <style:text-properties style:font-name="Arial" fo:font-size="12pt" fo:language="de" fo:country="DE" fo:font-style="italic" fo:font-weight="bold" officeooo:rsid="0006508f" style:font-size-asian="12pt" style:language-asian="de" style:country-asian="DE" style:font-style-asian="italic" style:font-weight-asian="bold" style:font-name-complex="Times New Roman1" style:font-size-complex="12pt"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5">SCHUFA Holding AG</text:p>
      <text:p text:style-name="P5">Postfach 61 04 10</text:p>
      <text:p text:style-name="P5">10927 Berlin</text:p>
      <text:p text:style-name="P1"/>
      <text:p text:style-name="P1"/>
      <text:p text:style-name="P1">Sehr geehrte Damen &amp; Herren,</text:p>
      <text:p text:style-name="P1"/>
      <text:p text:style-name="P1">Hiermit fordere ich Sie im Rahmen des §34 BDSG auf</text:p>
      <text:p text:style-name="P1"/>
      <text:list xml:id="list2028321762" text:style-name="WWNum2">
        <text:list-item>
          <text:p text:style-name="P7"><text:span text:style-name="T2">mir unentgeltlich Auskunft zu erteilen, welche Daten über mich bei Ihnen gespeichert sind und zu welchem Zweck (</text:span><text:span text:style-name="T3">§ 34 I-III BDSG i.V.m. § 6 II, § 28 Abs. 4</text:span><text:span text:style-name="T1">)</text:span><text:span text:style-name="T2">,</text:span></text:p>
        </text:list-item>
        <text:list-item>
          <text:p text:style-name="P8">mir mitzuteilen, aus welcher Quelle Sie diese Daten erhalten haben (§34 I Nr.1 BDSG),</text:p>
        </text:list-item>
        <text:list-item>
          <text:p text:style-name="P8">sofern eine Weitergabe stattfand, mir alle weiteren Empfänger meiner Daten zu nennen (§34 I Nr.2 BDSG),,</text:p>
        </text:list-item>
        <text:list-item>
          <text:p text:style-name="P8">sofort sämtliche über mich bei Ihnen gespeicherte Daten aus Ihren Beständen zu löschen (§35 II BDSG). </text:p>
        </text:list-item>
      </text:list>
      <text:p text:style-name="P1"/>
      <text:p text:style-name="P1">Sollten Sie Daten meinerseits nach dieser Aufforderung nicht löschen mache ich von meinem Auskunftsrecht Gebrauch und fordere Sie auf, mir mitzuteilen welche Daten in Ihren Beständen verbleiben, warum Sie diese weiterhin speichern und wann mit einer Löschung zu rechnen ist. Hinsichtlich solcher Daten bestehe ich auf einer Sperrung der Datensätze gemäß §35 III i.V.m. § 28 IV, § 30 III BDSG.</text:p>
      <text:p text:style-name="P1"/>
      <text:p text:style-name="P1">Eine Zusendung von unerwünschter Werbung an meine Person, sei es per Post, Email etc., untersage ich hiermit. Einer Weitergabe meiner Daten an andere widerspreche ich und widerrufe –soweit überhaupt erteilt- eine eventuelle vorher erteilte Zustimmung mit sofortiger Wirkung.</text:p>
      <text:p text:style-name="P4"/>
      <text:p text:style-name="P3"><text:span text:style-name="T4">Für die Erledigung setze ich Frist auf den </text:span><text:span text:style-name="T6">XX</text:span><text:span text:style-name="T5">.</text:span><text:span text:style-name="T6">XX</text:span><text:span text:style-name="T5">.201</text:span><text:span text:style-name="T6">4</text:span><text:span text:style-name="T4">.</text:span><text:span text:style-name="T3"> Nach fruchtlosem Ablauf der Frist sehe ich mich leider gezwungen, ohne weitere Kontaktaufnahme, die für Sie zuständige Aufsichtsbehörde gem. § 38 BDSG einzuschalten. </text:span></text:p>
      <text:p text:style-name="P2"/>
      <text:p text:style-name="P2">Ferner mache ich Sie weiterhin darauf aufmerksam, dass ich bei Nichterteilung oder nur teilweise stattgefundener Erteilung dieser Auskünfte erwäge, durch meinen Rechtsanwalt Auskunftsklage gegen Sie zu erheben. </text:p>
      <text:p text:style-name="P4"/>
      <text:p text:style-name="P1"/>
      <text:p text:style-name="P1">mit freundlichen Grüß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Hindi1" svg:font-family="'Lohit Hindi'"/>
    <style:font-face style:name="Arial" svg:font-family="Arial" style:font-family-generic="roman"/>
    <style:font-face style:name="Liberation Serif1" svg:font-family="'Liberation Serif'" style:font-family-generic="roman"/>
    <style:font-face style:name="Tahoma" svg:font-family="Tahoma" style:font-family-generic="roman"/>
    <style:font-face style:name="Times New Roman" svg:font-family="'Times New Roman'" style:font-family-generic="roman"/>
    <style:font-face style:name="Arial1" svg:font-family="Arial" style:font-family-generic="system"/>
    <style:font-face style:name="Tahoma1" svg:font-family="Tahoma" style:font-family-generic="system"/>
    <style:font-face style:name="Times New Roman1" svg:font-family="'Times New Roman'" style:font-family-generic="system"/>
    <style:font-face style:name="Courier New" svg:font-family="'Courier New'" style:font-family-generic="modern" style:font-pitch="fixed"/>
    <style:font-face style:name="Wingdings" svg:font-family="Wingding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alloon_20_Text" style:display-name="Balloon Text" style:family="paragraph" style:default-outline-level="">
      <style:paragraph-properties fo:margin-left="0cm" fo:margin-right="0cm" fo:text-align="start" style:justify-single-word="false" fo:orphans="2" fo:widows="2" fo:text-indent="0cm" style:auto-text-indent="false" style:vertical-align="auto"/>
      <style:text-properties style:font-name="Tahoma" fo:font-family="Tahoma" style:font-family-generic="roman" fo:font-size="8pt" fo:language="de" fo:country="DE" style:font-size-asian="8pt" style:language-asian="de" style:country-asian="DE" style:font-name-complex="Tahoma1" style:font-family-complex="Tahoma" style:font-family-generic-complex="system" style:font-size-complex="8pt" style:language-complex="ar" style:country-complex="SA"/>
    </style:style>
    <style:style style:name="Normal_20__28_Web_29_" style:display-name="Normal (Web)" style:family="paragraph" style:default-outline-level="">
      <style:paragraph-properties fo:margin-left="0cm" fo:margin-right="0cm" fo:margin-top="0.176cm" fo:margin-bottom="0.176cm" loext:contextual-spacing="false" fo:text-align="start" style:justify-single-word="false" fo:orphans="2" fo:widows="2" fo:text-indent="0cm" style:auto-text-indent="false" style:vertical-align="auto"/>
      <style:text-properties fo:font-size="12pt" fo:language="de" fo:country="DE" style:font-size-asian="12pt" style:language-asian="de" style:country-asian="DE" style:font-name-complex="Times New Roman1" style:font-family-complex="'Times New Roman'" style:font-family-generic-complex="system"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font-name-complex="Arial1" style:font-family-complex="Arial" style:font-family-generic-complex="system"/>
    </style:style>
    <style:style style:name="ListLabel_20_2" style:display-name="ListLabel 2" style:family="text">
      <style:text-properties style:font-name="Liberation Serif1" fo:font-family="'Liberation Serif'" style:font-family-generic="roman"/>
    </style:style>
    <style:style style:name="ListLabel_20_3" style:display-name="ListLabel 3" style:family="text">
      <style:text-properties style:font-name="Liberation Serif1" fo:font-family="'Liberation Serif'" style:font-family-generic="roman" style:font-name-complex="Times New Roman1" style:font-family-complex="'Times New Roman'" style:font-family-generic-complex="syste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17cm" fo:margin-bottom="2cm" fo:margin-left="2.499cm" fo:margin-right="2.499cm" style:writing-mode="lr-tb" style:layout-grid-color="#c0c0c0" style:layout-grid-lines="245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ens Ferner</dc:title>
    <meta:initial-creator>Jens</meta:initial-creator>
    <meta:creation-date>2008-05-17T13:19:00</meta:creation-date>
    <dc:date>2014-05-16T20:28:21.100159946</dc:date>
    <meta:print-date>2003-06-20T12:55:00</meta:print-date>
    <meta:editing-cycles>3</meta:editing-cycles>
    <meta:editing-duration>P0D</meta:editing-duration>
    <dc:creator>Eliah </dc:creator>
    <meta:generator>LibreOffice/5.3.1.2$Linux_X86_64 LibreOffice_project/30m0$Build-2</meta:generator>
    <meta:document-statistic meta:table-count="0" meta:image-count="0" meta:object-count="0" meta:page-count="1" meta:paragraph-count="14" meta:word-count="264" meta:character-count="1700" meta:non-whitespace-character-count="1451"/>
    <meta:user-defined meta:name="Operator">Jens Ferner</meta:user-defined>
  </office:meta>
</office:document-meta>
</file>